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2.876cm" fo:margin-left="2.05cm" table:align="left"/>
    </style:style>
    <style:style style:name="Tabla1.A" style:family="table-column">
      <style:table-column-properties style:column-width="3.21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2.876cm" fo:margin-left="2.05cm" table:align="left"/>
    </style:style>
    <style:style style:name="Tabla3.A" style:family="table-column">
      <style:table-column-properties style:column-width="3.219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2.876cm" fo:margin-left="2.05cm" table:align="left"/>
    </style:style>
    <style:style style:name="Tabla4.A" style:family="table-column">
      <style:table-column-properties style:column-width="3.219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7cm" table:align="margins"/>
    </style:style>
    <style:style style:name="Tabla6.A" style:family="table-column">
      <style:table-column-properties style:column-width="1.45cm" style:rel-column-width="822*"/>
    </style:style>
    <style:style style:name="Tabla6.B" style:family="table-column">
      <style:table-column-properties style:column-width="4.279cm" style:rel-column-width="2426*"/>
    </style:style>
    <style:style style:name="Tabla6.C" style:family="table-column">
      <style:table-column-properties style:column-width="4.371cm" style:rel-column-width="2478*"/>
    </style:style>
    <style:style style:name="Tabla6.D" style:family="table-column">
      <style:table-column-properties style:column-width="6.9cm" style:rel-column-width="3912*"/>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style:font-size-asian="12pt" style:font-size-complex="12pt"/>
    </style:style>
    <style:style style:name="P3" style:family="paragraph" style:parent-style-name="Heading_20_3">
      <style:text-properties officeooo:paragraph-rsid="000fe81d"/>
    </style:style>
    <style:style style:name="P4"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31759" officeooo:paragraph-rsid="00031759"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31759" officeooo:paragraph-rsid="000ebbec" style:font-size-asian="11pt" style:font-size-complex="11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31759" officeooo:paragraph-rsid="000fe81d" style:font-size-asian="11pt"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c75bc" style:font-size-asian="11pt" style:font-size-complex="11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3f7a" style:font-size-asian="11pt" style:font-size-complex="11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96f4" style:font-size-asian="11pt" style:font-size-complex="11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bbec" style:font-size-asian="11pt" style:font-size-complex="11pt"/>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fe81d" style:font-size-asian="11pt" style:font-size-complex="11pt"/>
    </style:style>
    <style:style style:name="P13" style:family="paragraph" style:parent-style-name="Standard">
      <style:text-properties style:font-name="Arial" officeooo:rsid="00031759"/>
    </style:style>
    <style:style style:name="P1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12f029" style:font-size-asian="12pt" style:font-size-complex="12pt"/>
    </style:style>
    <style:style style:name="P1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187c24" style:font-size-asian="12pt" style:font-size-complex="12pt"/>
    </style:style>
    <style:style style:name="P17"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96f4" style:font-size-asian="11pt" style:font-size-complex="11pt"/>
    </style:style>
    <style:style style:name="P18" style:family="paragraph" style:parent-style-name="Text_20_body" style:list-style-name="">
      <style:paragraph-properties fo:margin-top="0cm" fo:margin-bottom="0.212cm" style:contextual-spacing="false"/>
      <style:text-properties style:font-name="Arial1" fo:font-size="11pt" style:font-size-asian="10.5pt"/>
    </style:style>
    <style:style style:name="P19" style:family="paragraph" style:parent-style-name="Text_20_body">
      <style:paragraph-properties fo:margin-top="0cm" fo:margin-bottom="0.212cm" style:contextual-spacing="false" fo:text-align="start" style:justify-single-word="false"/>
      <style:text-properties style:font-name="Arial1" fo:font-size="11pt" officeooo:rsid="000fe81d" officeooo:paragraph-rsid="000fe81d" style:font-size-asian="10.5pt"/>
    </style:style>
    <style:style style:name="P20" style:family="paragraph" style:parent-style-name="Text_20_body">
      <style:paragraph-properties fo:margin-top="0cm" fo:margin-bottom="0.212cm" style:contextual-spacing="false" fo:text-align="start" style:justify-single-word="false"/>
      <style:text-properties style:font-name="Arial1" fo:font-size="11pt" officeooo:rsid="000fe81d" officeooo:paragraph-rsid="0011e54b" style:font-size-asian="10.5pt"/>
    </style:style>
    <style:style style:name="P21" style:family="paragraph" style:parent-style-name="Text_20_body">
      <style:paragraph-properties fo:margin-top="0cm" fo:margin-bottom="0.212cm" style:contextual-spacing="false" fo:text-align="start" style:justify-single-word="false"/>
      <style:text-properties style:font-name="Arial1" fo:font-size="11pt" officeooo:rsid="000fe81d" officeooo:paragraph-rsid="0012f029" style:font-size-asian="10.5pt"/>
    </style:style>
    <style:style style:name="P22" style:family="paragraph" style:parent-style-name="Text_20_body">
      <style:paragraph-properties fo:margin-top="0cm" fo:margin-bottom="0.212cm" style:contextual-spacing="false" fo:text-align="start" style:justify-single-word="false"/>
      <style:text-properties style:font-name="Arial1" officeooo:rsid="000fe81d" officeooo:paragraph-rsid="0012f029"/>
    </style:style>
    <style:style style:name="P23" style:family="paragraph" style:parent-style-name="Text_20_body">
      <style:paragraph-properties fo:margin-top="0cm" fo:margin-bottom="0.212cm" style:contextual-spacing="false" fo:text-align="start" style:justify-single-word="false"/>
      <style:text-properties fo:font-size="11pt" fo:font-style="normal" officeooo:rsid="0012f029" officeooo:paragraph-rsid="0012f802" style:font-size-asian="10.5pt" style:font-style-asian="normal" style:font-style-complex="normal"/>
    </style:style>
    <style:style style:name="P24" style:family="paragraph" style:parent-style-name="Text_20_body">
      <style:paragraph-properties fo:margin-top="0cm" fo:margin-bottom="0.212cm" style:contextual-spacing="false" fo:text-align="start" style:justify-single-word="false"/>
      <style:text-properties officeooo:paragraph-rsid="00170747"/>
    </style:style>
    <style:style style:name="P25" style:family="paragraph" style:parent-style-name="Text_20_body">
      <style:paragraph-properties fo:margin-top="0cm" fo:margin-bottom="0.212cm" style:contextual-spacing="false" fo:text-align="start" style:justify-single-word="false"/>
      <style:text-properties officeooo:paragraph-rsid="00187c24"/>
    </style:style>
    <style:style style:name="P26" style:family="paragraph" style:parent-style-name="Text_20_body">
      <style:paragraph-properties fo:margin-top="0cm" fo:margin-bottom="0.212cm" style:contextual-spacing="false" fo:text-align="start" style:justify-single-word="false"/>
      <style:text-properties style:font-name="Arial" fo:font-size="11pt" officeooo:rsid="00031759" officeooo:paragraph-rsid="0012f029" style:font-size-asian="10.5pt"/>
    </style:style>
    <style:style style:name="P27" style:family="paragraph" style:parent-style-name="Text_20_body">
      <style:paragraph-properties fo:margin-top="0cm" fo:margin-bottom="0.212cm" style:contextual-spacing="false" fo:text-align="start" style:justify-single-word="false"/>
      <style:text-properties style:font-name="Arial" fo:font-size="11pt" officeooo:rsid="00031759" officeooo:paragraph-rsid="00187c24" style:font-size-asian="10.5pt"/>
    </style:style>
    <style:style style:name="P28" style:family="paragraph" style:parent-style-name="Text_20_body">
      <style:text-properties officeooo:paragraph-rsid="0012f802"/>
    </style:style>
    <style:style style:name="P29" style:family="paragraph" style:parent-style-name="Text_20_body">
      <style:text-properties officeooo:paragraph-rsid="00148658"/>
    </style:style>
    <style:style style:name="P30" style:family="paragraph" style:parent-style-name="Text_20_body">
      <style:paragraph-properties fo:margin-left="1.251cm" fo:margin-right="0cm" fo:text-indent="0cm" style:auto-text-indent="false"/>
      <style:text-properties fo:color="#dc2300" style:font-name="Ubuntu Mono" officeooo:paragraph-rsid="0012f802"/>
    </style:style>
    <style:style style:name="P31" style:family="paragraph" style:parent-style-name="Text_20_body">
      <style:paragraph-properties fo:margin-left="1.251cm" fo:margin-right="0cm" fo:text-indent="0cm" style:auto-text-indent="false"/>
      <style:text-properties fo:color="#dc2300" style:font-name="Ubuntu Mono" officeooo:paragraph-rsid="0013af71"/>
    </style:style>
    <style:style style:name="P32" style:family="paragraph" style:parent-style-name="Text_20_body">
      <style:paragraph-properties fo:margin-left="1.251cm" fo:margin-right="0cm" fo:text-indent="0cm" style:auto-text-indent="false"/>
      <style:text-properties fo:color="#dc2300" style:font-name="Ubuntu Mono" officeooo:paragraph-rsid="00148658"/>
    </style:style>
    <style:style style:name="P33" style:family="paragraph" style:parent-style-name="Text_20_body">
      <style:paragraph-properties fo:margin-left="1.251cm" fo:margin-right="0cm" fo:text-indent="0cm" style:auto-text-indent="false"/>
      <style:text-properties fo:color="#dc2300" style:font-name="Ubuntu Mono" officeooo:paragraph-rsid="001668bc"/>
    </style:style>
    <style:style style:name="P34" style:family="paragraph" style:parent-style-name="Text_20_body">
      <style:paragraph-properties fo:margin-left="1.251cm" fo:margin-right="0cm" fo:margin-top="0cm" fo:margin-bottom="0.212cm" style:contextual-spacing="false" fo:text-align="start" style:justify-single-word="false" fo:text-indent="0cm" style:auto-text-indent="false"/>
      <style:text-properties fo:color="#dc2300" style:font-name="Ubuntu Mono" officeooo:rsid="000fe81d" officeooo:paragraph-rsid="001668bc"/>
    </style:style>
    <style:style style:name="P35" style:family="paragraph" style:parent-style-name="Text_20_body">
      <style:paragraph-properties fo:margin-left="2.501cm" fo:margin-right="0cm" fo:text-indent="0cm" style:auto-text-indent="false"/>
      <style:text-properties style:font-name="Ubuntu Mono" officeooo:paragraph-rsid="0013af71"/>
    </style:style>
    <style:style style:name="P36" style:family="paragraph" style:parent-style-name="Text_20_body">
      <style:paragraph-properties fo:margin-left="2.501cm" fo:margin-right="0cm" fo:text-indent="0cm" style:auto-text-indent="false"/>
      <style:text-properties style:font-name="Ubuntu Mono" officeooo:paragraph-rsid="00148658"/>
    </style:style>
    <style:style style:name="P37" style:family="paragraph" style:parent-style-name="Text_20_body">
      <style:paragraph-properties fo:margin-left="2.501cm" fo:margin-right="0cm" fo:text-indent="0cm" style:auto-text-indent="false"/>
      <style:text-properties style:font-name="Ubuntu Mono" officeooo:paragraph-rsid="001668bc"/>
    </style:style>
    <style:style style:name="P38" style:family="paragraph" style:parent-style-name="Text_20_body">
      <style:paragraph-properties fo:margin-left="2.501cm" fo:margin-right="0cm" fo:text-indent="0cm" style:auto-text-indent="false"/>
      <style:text-properties fo:color="#dc2300" style:font-name="Ubuntu Mono" officeooo:paragraph-rsid="0013af71"/>
    </style:style>
    <style:style style:name="P39" style:family="paragraph" style:parent-style-name="Text_20_body">
      <style:paragraph-properties fo:margin-left="2.501cm" fo:margin-right="0cm" fo:text-indent="0cm" style:auto-text-indent="false"/>
      <style:text-properties fo:color="#dc2300" style:font-name="Ubuntu Mono" officeooo:paragraph-rsid="00148658"/>
    </style:style>
    <style:style style:name="P40" style:family="paragraph" style:parent-style-name="Text_20_body">
      <style:paragraph-properties fo:margin-left="2.501cm" fo:margin-right="0cm" fo:text-indent="0cm" style:auto-text-indent="false"/>
      <style:text-properties fo:color="#dc2300" style:font-name="Ubuntu Mono" officeooo:paragraph-rsid="001668bc"/>
    </style:style>
    <style:style style:name="P41" style:family="paragraph" style:parent-style-name="Text_20_body">
      <style:paragraph-properties fo:margin-left="0cm" fo:margin-right="0cm" fo:text-indent="0cm" style:auto-text-indent="false"/>
      <style:text-properties style:font-name="Arial" officeooo:paragraph-rsid="00148658"/>
    </style:style>
    <style:style style:name="P42" style:family="paragraph" style:parent-style-name="Table_20_Contents">
      <style:paragraph-properties fo:text-align="center" style:justify-single-word="false"/>
      <style:text-properties fo:font-style="normal" fo:font-weight="normal" officeooo:paragraph-rsid="000ebbec" style:font-style-asian="normal" style:font-weight-asian="normal" style:font-size-complex="11pt" style:font-style-complex="normal" style:font-weight-complex="normal"/>
    </style:style>
    <style:style style:name="P43" style:family="paragraph" style:parent-style-name="Table_20_Contents">
      <style:paragraph-properties fo:text-align="center" style:justify-single-word="false"/>
      <style:text-properties fo:font-style="normal" fo:font-weight="normal" officeooo:paragraph-rsid="000fe81d" style:font-style-asian="normal" style:font-weight-asian="normal" style:font-size-complex="11pt" style:font-style-complex="normal" style:font-weight-complex="normal"/>
    </style:style>
    <style:style style:name="P44" style:family="paragraph" style:parent-style-name="Table_20_Contents">
      <style:paragraph-properties fo:text-align="center" style:justify-single-word="false"/>
      <style:text-properties fo:font-style="normal" fo:font-weight="bold" officeooo:paragraph-rsid="000ebbec" style:font-style-asian="normal" style:font-weight-asian="bold" style:font-size-complex="11pt" style:font-style-complex="normal" style:font-weight-complex="bold"/>
    </style:style>
    <style:style style:name="P45" style:family="paragraph" style:parent-style-name="Table_20_Contents">
      <style:paragraph-properties fo:text-align="center" style:justify-single-word="false"/>
      <style:text-properties fo:font-style="normal" fo:font-weight="bold" officeooo:paragraph-rsid="000fe81d" style:font-style-asian="normal" style:font-weight-asian="bold" style:font-size-complex="11pt" style:font-style-complex="normal" style:font-weight-complex="bold"/>
    </style:style>
    <style:style style:name="P46" style:family="paragraph" style:parent-style-name="Table_20_Contents">
      <style:paragraph-properties fo:text-align="center" style:justify-single-word="false"/>
      <style:text-properties fo:font-style="normal" fo:font-weight="bold" officeooo:paragraph-rsid="00170747" style:font-style-asian="normal" style:font-weight-asian="bold" style:font-style-complex="normal" style:font-weight-complex="bold"/>
    </style:style>
    <style:style style:name="P47" style:family="paragraph" style:parent-style-name="Table_20_Contents">
      <style:paragraph-properties fo:text-align="center" style:justify-single-word="false"/>
      <style:text-properties fo:font-style="normal" officeooo:paragraph-rsid="00170747" style:font-style-asian="normal" style:font-style-complex="normal"/>
    </style:style>
    <style:style style:name="P48" style:family="paragraph" style:parent-style-name="Table_20_Contents">
      <style:paragraph-properties fo:text-align="center" style:justify-single-word="false"/>
      <style:text-properties fo:color="#000080" fo:font-style="normal" fo:font-weight="normal" officeooo:paragraph-rsid="000ebbec" style:font-style-asian="normal" style:font-weight-asian="normal" style:font-size-complex="11pt" style:font-style-complex="normal" style:font-weight-complex="normal"/>
    </style:style>
    <style:style style:name="P49" style:family="paragraph" style:parent-style-name="Table_20_Contents">
      <style:paragraph-properties fo:text-align="center" style:justify-single-word="false"/>
      <style:text-properties fo:color="#000080" fo:font-style="normal" style:font-style-asian="normal" style:font-style-complex="normal"/>
    </style:style>
    <style:style style:name="P50" style:family="paragraph" style:parent-style-name="Table_20_Contents">
      <style:paragraph-properties fo:text-align="center" style:justify-single-word="false"/>
      <style:text-properties fo:color="#800000" fo:font-style="normal" fo:font-weight="normal" officeooo:paragraph-rsid="000ebbec" style:font-style-asian="normal" style:font-weight-asian="normal" style:font-size-complex="11pt" style:font-style-complex="normal" style:font-weight-complex="normal"/>
    </style:style>
    <style:style style:name="P51" style:family="paragraph" style:parent-style-name="Heading_20_1">
      <style:paragraph-properties fo:text-align="center" style:justify-single-word="false"/>
    </style:style>
    <style:style style:name="P52" style:family="paragraph" style:parent-style-name="Heading_20_1">
      <style:paragraph-properties fo:text-align="center" style:justify-single-word="false"/>
      <style:text-properties officeooo:rsid="00031759" officeooo:paragraph-rsid="00031759"/>
    </style:style>
    <style:style style:name="P53" style:family="paragraph" style:parent-style-name="Heading_20_2" style:list-style-name=""/>
    <style:style style:name="P54" style:family="paragraph" style:parent-style-name="Heading_20_2">
      <style:text-properties fo:font-weight="bold" officeooo:paragraph-rsid="0012f029" style:font-weight-asian="bold" style:font-weight-complex="bold"/>
    </style:style>
    <style:style style:name="P55" style:family="paragraph" style:parent-style-name="Heading_20_2">
      <style:paragraph-properties fo:break-before="page"/>
    </style:style>
    <style:style style:name="P56" style:family="paragraph" style:parent-style-name="Heading_20_2">
      <style:paragraph-properties fo:margin-top="0cm" fo:margin-bottom="0.212cm" style:contextual-spacing="false" fo:text-align="start" style:justify-single-word="false"/>
      <style:text-properties style:font-name="Liberation Sans" fo:font-size="14pt" fo:font-weight="bold" officeooo:rsid="000fe81d" officeooo:paragraph-rsid="00170747" style:font-size-asian="14pt" style:font-weight-asian="bold" style:font-size-complex="14pt" style:font-weight-complex="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0c75bc" style:font-name-asian="Arial" style:font-size-asian="8pt" style:font-weight-asian="bold" style:font-name-complex="Arial" style:font-size-complex="8pt" style:font-weight-complex="bold"/>
    </style:style>
    <style:style style:name="T3" style:family="text">
      <style:text-properties fo:color="#980000" style:font-name="Arial" fo:font-size="8pt" style:font-name-asian="Arial" style:font-size-asian="8pt" style:font-name-complex="Arial" style:font-size-complex="8pt"/>
    </style:style>
    <style:style style:name="T4" style:family="text">
      <style:text-properties fo:font-weight="bold" style:font-weight-asian="bold" style:font-weight-complex="bold"/>
    </style:style>
    <style:style style:name="T5" style:family="text">
      <style:text-properties fo:font-weight="bold" officeooo:rsid="000c75bc" style:font-weight-asian="bold" style:font-weight-complex="bold"/>
    </style:style>
    <style:style style:name="T6" style:family="text">
      <style:text-properties fo:font-weight="bold" officeooo:rsid="000ebbec" style:font-weight-asian="bold" style:font-weight-complex="bold"/>
    </style:style>
    <style:style style:name="T7" style:family="text">
      <style:text-properties fo:font-weight="bold" officeooo:rsid="000fe81d" style:font-weight-asian="bold" style:font-weight-complex="bold"/>
    </style:style>
    <style:style style:name="T8" style:family="text">
      <style:text-properties fo:font-weight="bold" officeooo:rsid="0012f802" style:font-weight-asian="bold" style:font-weight-complex="bold"/>
    </style:style>
    <style:style style:name="T9" style:family="text">
      <style:text-properties fo:font-weight="bold" officeooo:rsid="00148658" style:font-weight-asian="bold" style:font-weight-complex="bold"/>
    </style:style>
    <style:style style:name="T10" style:family="text">
      <style:text-properties fo:font-variant="normal" fo:text-transform="none" style:use-window-font-color="true" style:font-name="Arial" fo:font-size="11pt" fo:letter-spacing="normal" fo:font-style="normal" fo:font-weight="normal" officeooo:rsid="00031759" style:font-size-asian="11pt" style:font-size-complex="11pt"/>
    </style:style>
    <style:style style:name="T11" style:family="text">
      <style:text-properties fo:font-variant="normal" fo:text-transform="none" style:use-window-font-color="true" style:font-name="Arial1" fo:font-size="11pt" fo:letter-spacing="normal" fo:font-style="normal" fo:font-weight="normal" officeooo:rsid="000fe81d" style:font-size-asian="10.5pt" style:font-size-complex="11pt"/>
    </style:style>
    <style:style style:name="T12" style:family="text">
      <style:text-properties style:font-name="Arial" fo:font-size="20pt" fo:font-weight="bold" style:font-size-asian="20pt" style:font-weight-asian="bold" style:font-size-complex="20pt"/>
    </style:style>
    <style:style style:name="T13" style:family="text">
      <style:text-properties officeooo:rsid="0005209e"/>
    </style:style>
    <style:style style:name="T14" style:family="text">
      <style:text-properties officeooo:rsid="000bc3ca"/>
    </style:style>
    <style:style style:name="T15" style:family="text">
      <style:text-properties officeooo:rsid="000c75bc"/>
    </style:style>
    <style:style style:name="T16" style:family="text">
      <style:text-properties officeooo:rsid="000e3f7a"/>
    </style:style>
    <style:style style:name="T17" style:family="text">
      <style:text-properties officeooo:rsid="000e96f4"/>
    </style:style>
    <style:style style:name="T18" style:family="text">
      <style:text-properties style:text-position="super 58%" officeooo:rsid="000e96f4"/>
    </style:style>
    <style:style style:name="T19" style:family="text">
      <style:text-properties style:text-position="super 58%" fo:font-weight="normal" officeooo:rsid="0012f802" style:font-weight-asian="normal" style:font-weight-complex="normal"/>
    </style:style>
    <style:style style:name="T20" style:family="text">
      <style:text-properties style:text-position="super 58%" fo:font-weight="normal" officeooo:rsid="0013af71" style:font-weight-asian="normal" style:font-weight-complex="normal"/>
    </style:style>
    <style:style style:name="T21" style:family="text">
      <style:text-properties officeooo:rsid="000ebbec"/>
    </style:style>
    <style:style style:name="T22" style:family="text">
      <style:text-properties fo:color="#000080" fo:font-weight="normal" officeooo:rsid="0013af71" style:font-weight-asian="normal" style:font-weight-complex="normal"/>
    </style:style>
    <style:style style:name="T23" style:family="text">
      <style:text-properties fo:color="#000080" fo:font-style="normal" fo:font-weight="bold" officeooo:rsid="001668bc" style:font-style-asian="normal" style:font-weight-asian="bold" style:font-style-complex="normal" style:font-weight-complex="bold"/>
    </style:style>
    <style:style style:name="T24" style:family="text">
      <style:text-properties fo:color="#000080" fo:font-weight="bold" officeooo:rsid="00148658" style:font-weight-asian="bold" style:font-weight-complex="bold"/>
    </style:style>
    <style:style style:name="T25" style:family="text">
      <style:text-properties fo:color="#800000" officeooo:rsid="000ebbec"/>
    </style:style>
    <style:style style:name="T26" style:family="text">
      <style:text-properties fo:color="#800000" fo:font-weight="bold" officeooo:rsid="000ebbec" style:font-weight-asian="bold" style:font-weight-complex="bold"/>
    </style:style>
    <style:style style:name="T27" style:family="text">
      <style:text-properties fo:color="#800000" officeooo:rsid="000fe81d"/>
    </style:style>
    <style:style style:name="T28" style:family="text">
      <style:text-properties fo:color="#800000" fo:font-weight="normal" officeooo:rsid="0013af71" style:font-weight-asian="normal" style:font-weight-complex="normal"/>
    </style:style>
    <style:style style:name="T29" style:family="text">
      <style:text-properties fo:color="#800000" fo:font-style="normal" fo:font-weight="bold" officeooo:rsid="00148658" style:font-style-asian="normal" style:font-weight-asian="bold" style:font-style-complex="normal" style:font-weight-complex="bold"/>
    </style:style>
    <style:style style:name="T30" style:family="text">
      <style:text-properties officeooo:rsid="000fe81d"/>
    </style:style>
    <style:style style:name="T31" style:family="text">
      <style:text-properties fo:font-weight="normal" style:font-weight-asian="normal" style:font-weight-complex="normal"/>
    </style:style>
    <style:style style:name="T32" style:family="text">
      <style:text-properties fo:font-weight="normal" officeooo:rsid="0011e54b" style:font-weight-asian="normal" style:font-weight-complex="normal"/>
    </style:style>
    <style:style style:name="T33" style:family="text">
      <style:text-properties fo:font-weight="normal" officeooo:rsid="0012f029" style:font-weight-asian="normal" style:font-weight-complex="normal"/>
    </style:style>
    <style:style style:name="T34" style:family="text">
      <style:text-properties fo:font-weight="normal" officeooo:rsid="0012f802" style:font-weight-asian="normal" style:font-weight-complex="normal"/>
    </style:style>
    <style:style style:name="T35" style:family="text">
      <style:text-properties fo:font-weight="normal" officeooo:rsid="0013af71" style:font-weight-asian="normal" style:font-weight-complex="normal"/>
    </style:style>
    <style:style style:name="T36" style:family="text">
      <style:text-properties fo:font-weight="normal" officeooo:rsid="00148658" style:font-weight-asian="normal" style:font-weight-complex="normal"/>
    </style:style>
    <style:style style:name="T37" style:family="text">
      <style:text-properties officeooo:rsid="0012f029"/>
    </style:style>
    <style:style style:name="T38" style:family="text">
      <style:text-properties fo:font-size="11pt" fo:font-weight="normal" officeooo:rsid="0012f029" style:font-size-asian="10.5pt" style:font-weight-asian="normal" style:font-weight-complex="normal"/>
    </style:style>
    <style:style style:name="T39" style:family="text">
      <style:text-properties fo:font-size="11pt" fo:font-weight="normal" officeooo:rsid="001668bc" style:font-size-asian="10.5pt" style:font-weight-asian="normal" style:font-weight-complex="normal"/>
    </style:style>
    <style:style style:name="T40" style:family="text">
      <style:text-properties officeooo:rsid="00148658"/>
    </style:style>
    <style:style style:name="T41" style:family="text">
      <style:text-properties officeooo:rsid="001668bc"/>
    </style:style>
    <style:style style:name="T42" style:family="text">
      <style:text-properties officeooo:rsid="00170747"/>
    </style:style>
    <style:style style:name="T43" style:family="text">
      <style:text-properties style:font-name="Arial1" fo:font-size="11pt" fo:font-weight="normal" officeooo:rsid="00170747" style:font-size-asian="10.5pt" style:font-weight-asian="normal" style:font-weight-complex="normal"/>
    </style:style>
    <style:style style:name="T44" style:family="text">
      <style:text-properties style:font-name="Arial1" fo:font-size="11pt" fo:font-weight="normal" officeooo:rsid="0011e54b" style:font-size-asian="10.5pt" style:font-weight-asian="normal" style:font-weight-complex="normal"/>
    </style:style>
    <style:style style:name="T45" style:family="text">
      <style:text-properties style:font-name="Arial1" fo:font-size="11pt" fo:font-weight="normal" officeooo:rsid="001b63a1" style:font-size-asian="10.5pt" style:font-weight-asian="normal" style:font-weight-complex="normal"/>
    </style:style>
    <style:style style:name="T46" style:family="text">
      <style:text-properties style:font-name="Arial1" fo:font-size="11pt" fo:font-weight="bold" officeooo:rsid="001b63a1" style:font-size-asian="10.5pt" style:font-weight-asian="bold" style:font-weight-complex="bold"/>
    </style:style>
    <style:style style:name="T47" style:family="text">
      <style:text-properties style:font-name="Arial1" fo:font-size="11pt" fo:font-weight="bold" officeooo:rsid="00170747" style:font-size-asian="10.5pt" style:font-weight-asian="bold" style:font-weight-complex="bold"/>
    </style:style>
    <style:style style:name="T48" style:family="text">
      <style:text-properties fo:color="#dc2300" officeooo:rsid="00148658"/>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DE. IES Haría</text:p>
      <text:p text:style-name="P1"><text:span text:style-name="T12">UT4. Actividad </text:span><text:span text:style-name="T14">4</text:span></text:p>
      <text:h text:style-name="P51" text:outline-level="1"/>
      <text:h text:style-name="P51" text:outline-level="1"/>
      <text:h text:style-name="P51" text:outline-level="1"/>
      <text:h text:style-name="P52" text:outline-level="1">Redes <text:span text:style-name="T14">IP sin clase. La máscara de subred</text:span></text:h>
      <text:h text:style-name="P53" text:outline-level="2"/>
      <text:h text:style-name="P18" text:outline-level="2"/>
      <text:h text:style-name="P55" text:outline-level="2">Re<text:span text:style-name="T13">des </text:span><text:span text:style-name="T15">IP sin clase. La máscara de subred</text:span></text:h>
      <text:p text:style-name="P8"><text:span text:style-name="T15">A medida que la joven Internet comenzó a crecer de manera espectacular, surgieron problemas <text:s/>con el esquema de direccionamiento original que utilizabas clases de direcciones IP. La mayoría de compañías optaron por solicitar direcciones de clase B, ya que las de clase C sólo permitían direccionar 254 dispositivos, lo que provocó que las direcciones de clase B se agotaran rápidamente.</text:span></text:p>
      <text:p text:style-name="P8"><text:span text:style-name="T15"/></text:p>
      <text:p text:style-name="P8"><text:span text:style-name="T15">A mediados de 1990 se inició el desarrollo del protocolo IP versión 6 que utiliza 128 bits para direccionamiento IP, pero se reconoció que se necesitarían muchos años antes de que fuera posible la implementación generalizada de IPv6. Con el fin de extender la vida de IPv4 hasta que el nuevo IPv6 se pudiera implantar, era necesario adoptar un nuevo enfoque para hacer frente al direccionamiento de dispositivos IPv4. Este nuevo sistema implica la eliminación de la noción de clases de direcciones, creando un </text:span><text:span text:style-name="T5">nuevo esquema de direccionamiento</text:span><text:span text:style-name="T15"> sin clases llamado <text:s/></text:span><text:span text:style-name="T5">enrutamiento entre dominions sin clase</text:span><text:span text:style-name="T15">, Classless Inter-Domain Routing (</text:span><text:span text:style-name="T5">CIDR</text:span><text:span text:style-name="T15">).</text:span></text:p>
      <text:p text:style-name="P8"><text:span text:style-name="T15"/></text:p>
      <text:p text:style-name="P8"><text:span text:style-name="T15">La principal mejora que introdujo el CIDR fue a</text:span><text:span text:style-name="T16">b</text:span><text:span text:style-name="T15">andonar la rigidez de las clases de direcciones IP. CIDR permite emplear un número de bits variable para la parte de red y de equipos de una dirección IP a diferencia que el direccionamiento IP con clase que sólo permite utilizar </text:span><text:span text:style-name="T16">para la parte de la red</text:span><text:span text:style-name="T15"> <text:s/>8, 16 o 24 bits.</text:span></text:p>
      <text:p text:style-name="P8"><text:span text:style-name="T15"/></text:p>
      <text:p text:style-name="P9"><text:span text:style-name="T16">Para poder asignar cualquier tamaño de bits para la parte de red se definió la máscara de subred que consiste en un número de 32 bits con la parte de red colocada a 1 y la par</text:span><text:span text:style-name="T17">t</text:span><text:span text:style-name="T16">e de host colocada a 0.</text:span></text:p>
      <text:p text:style-name="P9"><text:span text:style-name="T16"/></text:p>
      <text:p text:style-name="P10"><text:span text:style-name="T17">Un ejemplo de máscara de subred sería:</text:span></text:p>
      <text:p text:style-name="P10"><text:span text:style-name="T17"/></text:p>
      <text:p text:style-name="P17"><text:span text:style-name="T17">11111111 11111111 11111100 00000000</text:span></text:p>
      <text:p text:style-name="P17"><text:span text:style-name="T17"/></text:p>
      <text:p text:style-name="P10"><text:span text:style-name="T17">Que en notación decimal punteada sería 255.255.252.0. Esta máscara indica que la subred utiliza 22 bits para la parte de red y 10 bits para direccionar equipo, lo que nos da 2</text:span><text:span text:style-name="T18">10</text:span><text:span text:style-name="T17"> – 2 = 1022 equipos que podemos direccionar.</text:span></text:p>
      <text:p text:style-name="P10"><text:span text:style-name="T17"/></text:p>
      <text:p text:style-name="P11"><text:span text:style-name="T17">Un ejemplo de dirección IP expresada en notación CIDR que los routers reconocen es 190.34.</text:span><text:span text:style-name="T30">1</text:span><text:span text:style-name="T17">2</text:span><text:span text:style-name="T30">1</text:span><text:span text:style-name="T17">.123/</text:span><text:span text:style-name="T30">20</text:span><text:span text:style-name="T21"> donde </text:span><text:span text:style-name="T30">20</text:span><text:span text:style-name="T21"> indica el número de unos de la máscara de subred y, permite por tanto a los roouters saber la parte de red de la dirección IP y poder por tanto decidir como encaminar el paquete. </text:span></text:p>
      <text:p text:style-name="P11"><text:span text:style-name="T21"/></text:p>
      <text:p text:style-name="P11"><text:span text:style-name="T21">Para averiguar la </text:span><text:span text:style-name="T6">dirección de red</text:span><text:span text:style-name="T21"> de una dirección IP en notación CIDR, la operación que se hace es la siguinete, a la dirección en formato binario los bits que corresponden a las posiciones en las que hay un </text:span><text:span text:style-name="T6">1 en la máscara de red</text:span><text:span text:style-name="T21"> se les mantiene su valor actual y a aquellos en los que la </text:span><text:span text:style-name="T6">máscara vale 0</text:span><text:span text:style-name="T21"> se ponen a 0.</text:span></text:p>
      <text:p text:style-name="P11"><text:span text:style-name="T21"/></text:p>
      <text:p text:style-name="P12"><text:span text:style-name="T30">Si lo que queremos es averiguar la </text:span><text:span text:style-name="T7">dirección de broadcast </text:span><text:span text:style-name="T30">de la red a la que pertence la dirección IP lo que hacemos es </text:span><text:span text:style-name="T7">mantener</text:span><text:span text:style-name="T30"> en su valor actual los dígitos binarios de la dirección IP en los que la máscara vale 1 y </text:span><text:span text:style-name="T7">ponemos a 1</text:span><text:span text:style-name="T30"> los dígitos en los que la </text:span><text:span text:style-name="T7">máscara de subred vale 0</text:span><text:span text:style-name="T30">.</text:span></text:p>
      <text:p text:style-name="P11"><text:span text:style-name="T21"/></text:p>
      <text:p text:style-name="P11"><text:span text:style-name="T21">Por ejemplo, para la dirección </text:span><text:span text:style-name="T6">190.34.121.123/</text:span><text:span text:style-name="T26">20 </text:span><text:span text:style-name="T21">pasada a binario sería:</text:span></text:p>
      <text:p text:style-name="P11"><text:span text:style-name="T21"/></text:p>
      <table:table table:name="Tabla1" table:style-name="Tabla1">
        <table:table-column table:style-name="Tabla1.A" table:number-columns-repeated="4"/>
        <table:table-row>
          <table:table-cell table:style-name="Tabla1.A1" office:value-type="string">
            <text:p text:style-name="P42"><text:span text:style-name="T21">190</text:span></text:p>
          </table:table-cell>
          <table:table-cell table:style-name="Tabla1.A1" office:value-type="string">
            <text:p text:style-name="P42"><text:span text:style-name="T21">34</text:span></text:p>
          </table:table-cell>
          <table:table-cell table:style-name="Tabla1.A1" office:value-type="string">
            <text:p text:style-name="P42"><text:span text:style-name="T21">121</text:span></text:p>
          </table:table-cell>
          <table:table-cell table:style-name="Tabla1.D1" office:value-type="string">
            <text:p text:style-name="P42"><text:span text:style-name="T21">123</text:span></text:p>
          </table:table-cell>
        </table:table-row>
        <table:table-row>
          <table:table-cell table:style-name="Tabla1.A2" office:value-type="string">
            <text:p text:style-name="P42"><text:span text:style-name="T21">10111110</text:span></text:p>
          </table:table-cell>
          <table:table-cell table:style-name="Tabla1.A2" office:value-type="string">
            <text:p text:style-name="P42"><text:span text:style-name="T21">00100010</text:span></text:p>
          </table:table-cell>
          <table:table-cell table:style-name="Tabla1.A2" office:value-type="string">
            <text:p text:style-name="P42"><text:span text:style-name="T30">01111</text:span><text:span text:style-name="T21">001</text:span></text:p>
          </table:table-cell>
          <table:table-cell table:style-name="Tabla1.D2" office:value-type="string">
            <text:p text:style-name="P42"><text:span text:style-name="T21">01111011</text:span></text:p>
          </table:table-cell>
        </table:table-row>
      </table:table>
      <text:p text:style-name="P11"><text:span text:style-name="T21"/></text:p>
      <text:p text:style-name="P11"><text:span text:style-name="T21">La máscara de subred en binario sería:</text:span></text:p>
      <text:p text:style-name="P11"><text:soft-page-break/><text:span text:style-name="T21"/></text:p>
      <text:p text:style-name="P11"><text:span text:style-name="T21"/></text:p>
      <table:table table:name="Tabla3" table:style-name="Tabla3">
        <table:table-column table:style-name="Tabla3.A" table:number-columns-repeated="4"/>
        <table:table-row>
          <table:table-cell table:style-name="Tabla3.A1" office:value-type="string">
            <text:p text:style-name="P43"><text:span text:style-name="T30">255</text:span></text:p>
          </table:table-cell>
          <table:table-cell table:style-name="Tabla3.A1" office:value-type="string">
            <text:p text:style-name="P43"><text:span text:style-name="T30">255</text:span></text:p>
          </table:table-cell>
          <table:table-cell table:style-name="Tabla3.A1" office:value-type="string">
            <text:p text:style-name="P43"><text:span text:style-name="T30">255</text:span></text:p>
          </table:table-cell>
          <table:table-cell table:style-name="Tabla3.D1" office:value-type="string">
            <text:p text:style-name="P42"><text:span text:style-name="T30">240</text:span></text:p>
          </table:table-cell>
        </table:table-row>
        <table:table-row>
          <table:table-cell table:style-name="Tabla3.A2" office:value-type="string">
            <text:p text:style-name="P50"><text:span text:style-name="T21">11111111</text:span></text:p>
          </table:table-cell>
          <table:table-cell table:style-name="Tabla3.A2" office:value-type="string">
            <text:p text:style-name="P50"><text:span text:style-name="T21">11111111</text:span></text:p>
          </table:table-cell>
          <table:table-cell table:style-name="Tabla3.A2" office:value-type="string">
            <text:p text:style-name="P42"><text:span text:style-name="T25">1111111</text:span><text:span text:style-name="T27">1</text:span></text:p>
          </table:table-cell>
          <table:table-cell table:style-name="Tabla3.D2" office:value-type="string">
            <text:p text:style-name="P48"><text:span text:style-name="T27">1111</text:span><text:span text:style-name="T21">0000</text:span></text:p>
          </table:table-cell>
        </table:table-row>
      </table:table>
      <text:p text:style-name="P11"><text:span text:style-name="T15"/></text:p>
      <text:p text:style-name="P6"><text:span text:style-name="T21">Si dejamos como están los bits que en la máscara están a 1 y ponemos a 0 los bits que en la máscara son 0 obtenemos la dirección de red a la que pertenece el equipo:</text:span></text:p>
      <text:p text:style-name="P6"><text:span text:style-name="T21"/></text:p>
      <text:p text:style-name="P6"><text:span text:style-name="T21"/></text:p>
      <table:table table:name="Tabla4" table:style-name="Tabla4">
        <table:table-column table:style-name="Tabla4.A" table:number-columns-repeated="4"/>
        <table:table-row>
          <table:table-cell table:style-name="Tabla4.A1" office:value-type="string">
            <text:p text:style-name="P50"><text:span text:style-name="T21">11111111</text:span></text:p>
          </table:table-cell>
          <table:table-cell table:style-name="Tabla4.A1" office:value-type="string">
            <text:p text:style-name="P50"><text:span text:style-name="T21">11111111</text:span></text:p>
          </table:table-cell>
          <table:table-cell table:style-name="Tabla4.A1" office:value-type="string">
            <text:p text:style-name="P42"><text:span text:style-name="T25">11111110</text:span></text:p>
          </table:table-cell>
          <table:table-cell table:style-name="Tabla4.D1" office:value-type="string">
            <text:p text:style-name="P48"><text:span text:style-name="T25">0000</text:span><text:span text:style-name="T21">0000</text:span></text:p>
          </table:table-cell>
        </table:table-row>
        <table:table-row>
          <table:table-cell table:style-name="Tabla4.A2" office:value-type="string">
            <text:p text:style-name="P44"><text:span text:style-name="T21">10111110</text:span></text:p>
          </table:table-cell>
          <table:table-cell table:style-name="Tabla4.A2" office:value-type="string">
            <text:p text:style-name="P44"><text:span text:style-name="T21">00100010</text:span></text:p>
          </table:table-cell>
          <table:table-cell table:style-name="Tabla4.A2" office:value-type="string">
            <text:p text:style-name="P45"><text:span text:style-name="T30">01111</text:span><text:span text:style-name="T21">001</text:span></text:p>
          </table:table-cell>
          <table:table-cell table:style-name="Tabla4.D2" office:value-type="string">
            <text:p text:style-name="P42"><text:span text:style-name="T6">0</text:span><text:span text:style-name="T7">111</text:span><text:span text:style-name="T21">0000</text:span></text:p>
          </table:table-cell>
        </table:table-row>
        <table:table-row>
          <table:table-cell table:style-name="Tabla4.A2" office:value-type="string">
            <text:p text:style-name="P44"><text:span text:style-name="T21">190</text:span></text:p>
          </table:table-cell>
          <table:table-cell table:style-name="Tabla4.A2" office:value-type="string">
            <text:p text:style-name="P44"><text:span text:style-name="T21">34</text:span></text:p>
          </table:table-cell>
          <table:table-cell table:style-name="Tabla4.A2" office:value-type="string">
            <text:p text:style-name="P43"><text:span text:style-name="T30">121</text:span></text:p>
          </table:table-cell>
          <table:table-cell table:style-name="Tabla4.D2" office:value-type="string">
            <text:p text:style-name="P43"><text:span text:style-name="T30">56</text:span></text:p>
          </table:table-cell>
        </table:table-row>
      </table:table>
      <text:p text:style-name="P6"><text:span text:style-name="T21"/></text:p>
      <text:p text:style-name="P7"><text:span text:style-name="T30">Por lo tanto la dirección de red es </text:span><text:span text:style-name="T7">190.34.121.56</text:span></text:p>
      <text:p text:style-name="P5"/>
      <text:p text:style-name="P5">¿Cuál <text:span text:style-name="T30">sería la dirección de broadcast de la dirección IP del ejemplo anterior</text:span>?</text:p>
      <table:table table:name="Tabla2" table:style-name="Tabla2">
        <table:table-column table:style-name="Tabla2.A"/>
        <table:table-row table:style-name="Tabla2.1">
          <table:table-cell table:style-name="Tabla2.A1" office:value-type="string">
            <text:p text:style-name="P2"/>
          </table:table-cell>
        </table:table-row>
      </table:table>
      <text:p text:style-name="P13"/>
      <text:h text:style-name="P3" text:outline-level="3"><text:span text:style-name="T30">Subredes</text:span></text:h>
      <text:p text:style-name="P19">A medida que las redes fueron creciendo y la tecnología mejorando los administradores de redes se dieron cuenta de que mejoraba el rendimiento si se <text:span text:style-name="T4">dividían</text:span> las redes grandes en redes <text:span text:style-name="T4">LAN</text:span> pequeñas que se comunicaban entre si <text:span text:style-name="T31">mediante</text:span><text:span text:style-name="T4"> Routers</text:span><text:span text:style-name="T31">. </text:span><text:span text:style-name="T32">Sin embargo en el direccionamiento IP sólo tenemos una parte de la dirección para la red y el resto para los equipos.</text:span></text:p>
      <text:p text:style-name="P20"><text:span text:style-name="T32">Para evitar este prolema surge el concepto de subred o subnetting. Lo que se hace es utilizar bits de la parte de host para asignárselos a la parte de red y así conseguir que los routers dentro de una misma organización puedan definir diferentes subredes en el conjunto de la red. Para realizar esta asignación se utiliza la máscara de subred.</text:span></text:p>
      <text:p text:style-name="P20"><text:span text:style-name="T32">Lo que se consigue mediante la máscara de subred es ampliar la parte de dirección de red de una dirección IP. El número de bits que podremos coger dependerá de la clase de dirección IP que se trate. Hemos de tener en cuenta que siempre debemos dejar al menos 2 bits para la parte del host, para poder direccionar al menos 2 equipos en una red.</text:span></text:p>
      <text:p text:style-name="P21"><text:span text:style-name="T32">¿Cuantos bits de la parte de host podemos escoger para crear sub redes en direcciones de clase A, direcciones de clase B y direcciones de clase C?</text:span></text:p>
      <table:table table:name="Tabla5" table:style-name="Tabla5">
        <table:table-column table:style-name="Tabla5.A"/>
        <table:table-row table:style-name="Tabla5.1">
          <table:table-cell table:style-name="Tabla5.A1" office:value-type="string">
            <text:p text:style-name="P15"/>
          </table:table-cell>
        </table:table-row>
      </table:table>
      <text:p text:style-name="P26"><text:span text:style-name="T32"/></text:p>
      <text:p text:style-name="P26"><text:span text:style-name="T33">Uno de los inconvenientes que tiene el subnetting es que por cada subred creada se pierden dos direcciones que se emplean para la dirección de red y de difusión de la subred.</text:span></text:p>
      <text:h text:style-name="P54" text:outline-level="2"><text:span text:style-name="T37">Caso práctico</text:span></text:h>
      <text:p text:style-name="P23">Imaginemos que en una red de clase C con dirección 199.134.3.0 queremos montar 5 subredes ¿Cuantos bits le tenemos que quitar a la parte de host para crearlas?</text:p>
      <text:p text:style-name="P30"><text:span text:style-name="T34">Con 2 bits tenemos 2</text:span><text:span text:style-name="T19">2</text:span><text:span text:style-name="T34"> = 4 valores posibles y por tanto nos son suficientes</text:span></text:p>
      <text:p text:style-name="P30"><text:span text:style-name="T34">Con 3bits 2</text:span><text:span text:style-name="T19">3</text:span><text:span text:style-name="T34"> = 8 valores posibles, por tanto le tenemos que quitar </text:span><text:span text:style-name="T8">3 bits</text:span><text:span text:style-name="T34"> a la </text:span><text:soft-page-break/><text:span text:style-name="T34">parte de hosts para crear subredes</text:span></text:p>
      <text:p text:style-name="P28"><text:span text:style-name="T33"/></text:p>
      <text:p text:style-name="P28"><text:span text:style-name="T33">¿De cuantos bits será nuestra máscara de red?</text:span><text:span text:style-name="T34">¿Cuál sería el valor de la máscara en formato decimal punteado?</text:span></text:p>
      <text:p text:style-name="P30"><text:span text:style-name="T34">Las redes de clase C tienen 24 bits para la parte de red, si además le quitamos </text:span><text:span text:style-name="T35">3 bits a la parte de host tendremos 27bits a 1 en la máscara:</text:span></text:p>
      <text:p text:style-name="P35"><text:span text:style-name="T28">11111111 11111111 11111111 111</text:span><text:span text:style-name="T22">00000</text:span></text:p>
      <text:p text:style-name="P31"><text:span text:style-name="T35">Que corresponde a:</text:span></text:p>
      <text:p text:style-name="P38"><text:span text:style-name="T35">255.255.255.224</text:span></text:p>
      <text:p text:style-name="P31"><text:span text:style-name="T35">En notación decimal punteada</text:span></text:p>
      <text:p text:style-name="P28"><text:span text:style-name="T33">¿Cuantos hosts como máximo podremos conectar a cada una de las subredes?</text:span></text:p>
      <text:p text:style-name="P31"><text:span text:style-name="T35">Con 5 bits que disponemos para la parte de host podemos tener 2</text:span><text:span text:style-name="T20">5</text:span><text:span text:style-name="T35"> – 2 = </text:span><text:span text:style-name="T9">30</text:span><text:span text:style-name="T36"> equipos como máximo conectados a cada subred</text:span></text:p>
      <text:p text:style-name="P29"><text:span text:style-name="T36">¿Cuáles podrían ser las direcciones de red de las 5 subredes que necesitamos?</text:span></text:p>
      <text:p text:style-name="P32"><text:span text:style-name="T40">Si pasamos a binario la dirección de red de la que queremos hacer subredes obtenemos:</text:span></text:p>
      <text:p text:style-name="P39"><text:span text:style-name="T40">199.134.3.0</text:span></text:p>
      <text:p text:style-name="P39"><text:span text:style-name="T40">11000111.10000110.00000011.00000000</text:span></text:p>
      <text:p text:style-name="P32"><text:span text:style-name="T40">Las subredes las obtenemos haciendo combinaciones con los tres bits que le hemos quitado a la parte de host:</text:span></text:p>
      <text:p text:style-name="P36"><text:span text:style-name="T48">11000111.10000110.00000011.</text:span><text:span text:style-name="T29">000</text:span><text:span text:style-name="T24">00000</text:span><text:span text:style-name="T40"> <text:s/></text:span><text:span text:style-name="T48">→ subred 0</text:span></text:p>
      <text:p text:style-name="P36"><text:span text:style-name="T48">11000111.10000110.00000011.</text:span><text:span text:style-name="T29">001</text:span><text:span text:style-name="T24">00000</text:span><text:span text:style-name="T40"> <text:s/></text:span><text:span text:style-name="T48">→ subred 1</text:span></text:p>
      <text:p text:style-name="P36"><text:span text:style-name="T48">11000111.10000110.00000011.</text:span><text:span text:style-name="T29">010</text:span><text:span text:style-name="T24">00000</text:span><text:span text:style-name="T40"> </text:span><text:span text:style-name="T48"><text:s/>→ subred 2</text:span></text:p>
      <text:p text:style-name="P36"><text:span text:style-name="T48">11000111.10000110.00000011.</text:span><text:span text:style-name="T29">011</text:span><text:span text:style-name="T24">00000</text:span><text:span text:style-name="T40"> <text:s/></text:span><text:span text:style-name="T48">→ subred 3</text:span></text:p>
      <text:p text:style-name="P36"><text:span text:style-name="T48">11000111.10000110.00000011.</text:span><text:span text:style-name="T29">100</text:span><text:span text:style-name="T24">00000</text:span><text:span text:style-name="T40"> </text:span><text:span text:style-name="T48"><text:s/>→ subred 4</text:span></text:p>
      <text:p text:style-name="P32"><text:span text:style-name="T40">Si pasamos a notación decimal punteada los valores anteriores obtenemos:</text:span></text:p>
      <text:p text:style-name="P39"><text:span text:style-name="T40">199.143.3.0</text:span></text:p>
      <text:p text:style-name="P39"><text:span text:style-name="T40">199.143.3.32</text:span></text:p>
      <text:p text:style-name="P39"><text:span text:style-name="T40">199.143.3.64</text:span></text:p>
      <text:p text:style-name="P39"><text:span text:style-name="T40">199.143.3.96</text:span></text:p>
      <text:p text:style-name="P39"><text:span text:style-name="T40">199.143.3.128</text:span></text:p>
      <text:p text:style-name="P41"><text:span text:style-name="T40">¿Cuáles serían las direcciones de difusión de cada una de las subredes?</text:span></text:p>
      <text:p text:style-name="P33"><text:span text:style-name="T40">Se obtienen poniendo a 1 </text:span><text:span text:style-name="T41">la parte de hosts de las direcciones de red:</text:span></text:p>
      <text:p text:style-name="P37"><text:span text:style-name="T48">11000111.10000110.00000011.</text:span><text:span text:style-name="T29">000</text:span><text:span text:style-name="T23">111111</text:span><text:span text:style-name="T40"> </text:span><text:span text:style-name="T48"><text:s/>→ subred 0</text:span></text:p>
      <text:p text:style-name="P37"><text:span text:style-name="T48">11000111.10000110.00000011.</text:span><text:span text:style-name="T29">001</text:span><text:span text:style-name="T23">111111</text:span><text:span text:style-name="T40"> <text:s/></text:span><text:span text:style-name="T48">→ subred 1</text:span></text:p>
      <text:p text:style-name="P37"><text:span text:style-name="T48">11000111.10000110.00000011.</text:span><text:span text:style-name="T29">010</text:span><text:span text:style-name="T23">111111</text:span><text:span text:style-name="T40"> <text:s/></text:span><text:span text:style-name="T48">→ subred 2</text:span></text:p>
      <text:p text:style-name="P37"><text:span text:style-name="T48">11000111.10000110.00000011.</text:span><text:span text:style-name="T29">011</text:span><text:span text:style-name="T23">111111</text:span><text:span text:style-name="T40"> <text:s/></text:span><text:span text:style-name="T48">→ subred 3</text:span></text:p>
      <text:p text:style-name="P37"><text:span text:style-name="T48">11000111.10000110.00000011.</text:span><text:span text:style-name="T29">100</text:span><text:span text:style-name="T23">111111</text:span><text:span text:style-name="T40"> <text:s/></text:span><text:span text:style-name="T48">→ subred 4 </text:span></text:p>
      <text:p text:style-name="P33"><text:span text:style-name="T40">Si pasamos a notación decimal punteada los valores anteriores obtenemos:</text:span></text:p>
      <text:p text:style-name="P40"><text:span text:style-name="T40">199.143.3.</text:span><text:span text:style-name="T41">31</text:span></text:p>
      <text:p text:style-name="P40"><text:span text:style-name="T40">199.143.3.</text:span><text:span text:style-name="T41">63</text:span></text:p>
      <text:p text:style-name="P40"><text:span text:style-name="T40">199.143.3.</text:span><text:span text:style-name="T41">95</text:span></text:p>
      <text:p text:style-name="P40"><text:soft-page-break/><text:span text:style-name="T40">199.143.3.</text:span><text:span text:style-name="T41">127</text:span></text:p>
      <text:p text:style-name="P40"><text:span text:style-name="T40">199.143.3.1</text:span><text:span text:style-name="T41">59</text:span></text:p>
      <text:p text:style-name="P22"><text:span text:style-name="T38">Si a un router de esta organización le llega la dirección IP 199.134.3.</text:span><text:span text:style-name="T39">72</text:span><text:span text:style-name="T38">. ¿A qué subred pertenece?</text:span></text:p>
      <text:p text:style-name="P34"><text:span text:style-name="T39">Como 199.134.3.72 está comprendido entre 199.134.3.64 y 199.134.3.95 pertenece a la subred 2 (199.134.3.64)</text:span></text:p>
      <text:h text:style-name="P56" text:outline-level="2"><text:span text:style-name="T42">Aplicación</text:span></text:h>
      <text:p text:style-name="P24"><text:span text:style-name="T43">Una organización que tiene asignada la dirección IP 139.18.0.0 nos encarga su división en </text:span><text:span text:style-name="T45">t</text:span><text:span text:style-name="T46">res</text:span><text:span text:style-name="T47"> subredes</text:span><text:span text:style-name="T43">. Responde a las siguientes preguntas</text:span></text:p>
      <text:p text:style-name="P25"><text:span text:style-name="T43">¿Cuantos bits debemos tomar de la parte de host para poder crear 3 subredes?</text:span></text:p>
      <table:table table:name="Tabla8" table:style-name="Tabla8">
        <table:table-column table:style-name="Tabla8.A"/>
        <table:table-row table:style-name="Tabla8.1">
          <table:table-cell table:style-name="Tabla8.A1" office:value-type="string">
            <text:p text:style-name="P16"/>
          </table:table-cell>
        </table:table-row>
      </table:table>
      <text:p text:style-name="P24"><text:span text:style-name="T43"/></text:p>
      <text:p text:style-name="P25"><text:span text:style-name="T43">¿Cómo quedará la máscara de subred?</text:span></text:p>
      <table:table table:name="Tabla9" table:style-name="Tabla9">
        <table:table-column table:style-name="Tabla9.A"/>
        <table:table-row table:style-name="Tabla9.1">
          <table:table-cell table:style-name="Tabla9.A1" office:value-type="string">
            <text:p text:style-name="P16"/>
          </table:table-cell>
        </table:table-row>
      </table:table>
      <text:p text:style-name="P27"><text:span text:style-name="T44"/></text:p>
      <text:p text:style-name="P25"><text:span text:style-name="T43">¿Cuantos dispositivos podrán conectarse a cada una de las subredes?</text:span></text:p>
      <table:table table:name="Tabla10" table:style-name="Tabla10">
        <table:table-column table:style-name="Tabla10.A"/>
        <table:table-row table:style-name="Tabla10.1">
          <table:table-cell table:style-name="Tabla10.A1" office:value-type="string">
            <text:p text:style-name="P16"/>
          </table:table-cell>
        </table:table-row>
      </table:table>
      <text:p text:style-name="P27"><text:span text:style-name="T44"/></text:p>
      <text:p text:style-name="P25"><text:span text:style-name="T43">¿Como quedará expresada la dirección IP de red en notación CIDR?</text:span></text:p>
      <table:table table:name="Tabla11" table:style-name="Tabla11">
        <table:table-column table:style-name="Tabla11.A"/>
        <table:table-row table:style-name="Tabla11.1">
          <table:table-cell table:style-name="Tabla11.A1" office:value-type="string">
            <text:p text:style-name="P16"/>
          </table:table-cell>
        </table:table-row>
      </table:table>
      <text:p text:style-name="P25"><text:span text:style-name="T43"/></text:p>
      <text:p text:style-name="P24"><text:span text:style-name="T43">Rellena la siguiente tabla con la información que se solicita:</text:span></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7"><text:span text:style-name="T42">Subred</text:span></text:p>
          </table:table-cell>
          <table:table-cell table:style-name="Tabla6.A1" office:value-type="string">
            <text:p text:style-name="P47"><text:span text:style-name="T42">Dirección de subred</text:span></text:p>
          </table:table-cell>
          <table:table-cell table:style-name="Tabla6.A1" office:value-type="string">
            <text:p text:style-name="P47"><text:span text:style-name="T42">Dirección de difusión</text:span></text:p>
          </table:table-cell>
          <table:table-cell table:style-name="Tabla6.D1" office:value-type="string">
            <text:p text:style-name="P47"><text:span text:style-name="T42">Rango de la subred</text:span></text:p>
          </table:table-cell>
        </table:table-row>
        <table:table-row>
          <table:table-cell table:style-name="Tabla6.A2" office:value-type="string">
            <text:p text:style-name="P46"><text:span text:style-name="T42">0</text:span></text:p>
          </table:table-cell>
          <table:table-cell table:style-name="Tabla6.A2" office:value-type="string">
            <text:p text:style-name="P49"/>
          </table:table-cell>
          <table:table-cell table:style-name="Tabla6.A2" office:value-type="string">
            <text:p text:style-name="P49"/>
          </table:table-cell>
          <table:table-cell table:style-name="Tabla6.D2" office:value-type="string">
            <text:p text:style-name="P49"/>
          </table:table-cell>
        </table:table-row>
        <table:table-row>
          <table:table-cell table:style-name="Tabla6.A2" office:value-type="string">
            <text:p text:style-name="P46"><text:span text:style-name="T42">1</text:span></text:p>
          </table:table-cell>
          <table:table-cell table:style-name="Tabla6.A2" office:value-type="string">
            <text:p text:style-name="P49"/>
          </table:table-cell>
          <table:table-cell table:style-name="Tabla6.A2" office:value-type="string">
            <text:p text:style-name="P49"/>
          </table:table-cell>
          <table:table-cell table:style-name="Tabla6.D2" office:value-type="string">
            <text:p text:style-name="P49"/>
          </table:table-cell>
        </table:table-row>
        <table:table-row>
          <table:table-cell table:style-name="Tabla6.A2" office:value-type="string">
            <text:p text:style-name="P46"><text:span text:style-name="T42">2</text:span></text:p>
          </table:table-cell>
          <table:table-cell table:style-name="Tabla6.A2" office:value-type="string">
            <text:p text:style-name="P49"/>
          </table:table-cell>
          <table:table-cell table:style-name="Tabla6.A2" office:value-type="string">
            <text:p text:style-name="P49"/>
          </table:table-cell>
          <table:table-cell table:style-name="Tabla6.D2" office:value-type="string">
            <text:p text:style-name="P49"/>
          </table:table-cell>
        </table:table-row>
      </table:table>
      <text:p text:style-name="P24"><text:span text:style-name="T43"/></text:p>
      <table:table table:name="Tabla7" table:style-name="Tabla7">
        <table:table-column table:style-name="Tabla7.A"/>
        <table:table-row table:style-name="Tabla7.1">
          <table:table-cell table:style-name="Tabla7.A1" office:value-type="string">
            <text:p text:style-name="P15"/>
          </table:table-cell>
        </table:table-row>
      </table:table>
      <text:p text:style-name="P26"><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Times New Roman', serif"/>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Ubuntu Mono" fo:font-size="11pt" fo:font-style="italic" style:font-size-asian="10.5pt" style:font-style-asian="italic" style:font-style-complex="italic"/>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start" style:justify-single-word="false"/>
      <style:text-properties style:font-name="Arial" fo:font-size="11pt" fo:font-style="normal" style:font-size-asian="10.5pt" style:font-style-asian="normal" style:font-style-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0c75bc" style:font-name-asian="Arial" style:font-size-asian="8pt" style:font-weight-asian="bold" style:font-name-complex="Arial" style:font-size-complex="8pt" style:font-weight-complex="bold"/>
    </style:style>
    <style:style style:name="MT3"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4-A</text:span><text:span text:style-name="MT2">4. Redes IP sin clase. Las máscara de subred</text:span><text:span text:style-name="MT3"><text:tab/></text:span><text:span text:style-name="MT3"><draw:frame draw:style-name="Mfr1" draw:name="gráficos7" text:anchor-type="as-char" svg:width="2.335cm" svg:height="0.818cm" draw:z-index="1"><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1-25T06:27:06</dc:date>
    <dc:creator>ivan </dc:creator>
    <meta:editing-duration>PT7H37M39S</meta:editing-duration>
    <meta:editing-cycles>43</meta:editing-cycles>
    <meta:generator>LibreOffice/3.6$Linux_x86 LibreOffice_project/360m1$Build-2</meta:generator>
    <meta:document-statistic meta:table-count="11" meta:image-count="1" meta:object-count="0" meta:page-count="5" meta:paragraph-count="111" meta:word-count="1299" meta:character-count="7652" meta:non-whitespace-character-count="6447"/>
  </office:meta>
</office:document-meta>
</file>